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20000007D434534BC170027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3.648cm" fo:min-width="5.176cm" draw:shadow="hidden"/>
    </style:style>
    <style:style style:name="gr2" style:family="graphic" style:parent-style-name="objectwithoutfill">
      <style:graphic-properties draw:stroke="dash" draw:stroke-dash="Ultrafine_20_Dashed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21cm" fo:min-width="0cm" fo:padding-top="0.151cm" fo:padding-bottom="0.151cm" fo:padding-left="0.276cm" fo:padding-right="0.276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4.318cm" svg:x="4.302cm" svg:y="3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2" draw:layer="layout" svg:width="3.982cm" svg:height="4.011cm" draw:transform="skewX (0.0584685299418101) rotate (-0.427605666738611) translate (6.38524807017232cm 3.00542422980694cm)" svg:viewBox="0 0 3983 4012" svg:d="M0 3099c176 34 242 204 376 294 139 95 252 223 399 310 199 119 412 230 642 290 138 36 312 24 419-88 116-121 161-311 72-437-104-147-298-214-461-294-190-93-339-251-444-424-85-141-223-242-308-380-77-126-184-234-235-373-52-143-11-327 162-398 271-113 527-9 791 32 315 49 584 241 885 352 260 95 520 271 807 226 216-34 476-2 629-200 96-124 224-242 246-398 21-141-72-271-132-395-64-130-212-178-292-293-81-117-178-222-229-363-67-186 47-345 89-512l17-48">
          <text:p/>
        </draw:path>
        <draw:frame draw:style-name="gr3" draw:text-style-name="P3" draw:layer="layout" svg:width="0.699cm" svg:height="0.766cm" svg:x="9.318cm" svg:y="3.663cm">
          <draw:image xlink:href="Pictures/10000201000000720000007D434534BC17002756.png" xlink:type="simple" xlink:show="embed" xlink:actuate="onLoad">
            <text:p/>
          </draw:image>
        </draw:frame>
        <draw:custom-shape draw:style-name="gr4" draw:text-style-name="P4" draw:layer="layout" svg:width="0.38cm" svg:height="0.381cm" svg:x="4.784cm" svg:y="5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8:02:42.042548238</meta:creation-date>
    <dc:date>2018-02-08T18:07:03.522884831</dc:date>
    <meta:editing-duration>PT4M19S</meta:editing-duration>
    <meta:editing-cycles>7</meta:editing-cycles>
    <meta:generator>LibreOffice/5.1.6.2.0$Linux_X86_64 LibreOffice_project/10$Build-2</meta:generator>
    <meta:document-statistic meta:object-count="4"/>
  </office:meta>
</office:document-meta>
</file>